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5"/>
    <style:style style:name="P3" style:family="paragraph" style:parent-style-name="Standard">
      <style:text-properties fo:font-size="18pt" style:font-size-asian="18pt" style:font-size-complex="18pt"/>
    </style:style>
    <style:style style:name="P4" style:family="paragraph" style:parent-style-name="Standard" style:list-style-name="L6"/>
    <style:style style:name="P5" style:family="paragraph" style:parent-style-name="Standard">
      <style:text-properties fo:font-style="italic" style:font-style-asian="italic" style:font-style-complex="italic"/>
    </style:style>
    <style:style style:name="P6" style:family="paragraph" style:parent-style-name="Standard" style:list-style-name="L5">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rnt-Wookie</text:p>
      <text:p text:style-name="P3">Multiplayer “Go” Application</text:p>
      <text:p text:style-name="Standard"/>
      <text:p text:style-name="Standard"/>
      <text:p text:style-name="Standard">About Go:</text:p>
      <text:p text:style-name="Standard"><text:s text:c="3"/><text:tab/>Go is a board game originating in China, dating back to over 2500 years ago. Go is played on a 19x19 grid, where players place game pieces, or “stones,” on intersections of this grid. Each player, black and white respectively, each take moves by placing one of their color stones <text:s/>on the intersections of this grid. Stones cannot be moved, and each player must make a unique move or pass their turn. The game is over when neither player can make a legal move, both players pass their turns consecutively, or one player resigns. At the end of the game, score is calculated for each player by territory claimed, stones taken, and “komi,” or compensation to the player who plays second.</text:p>
      <text:p text:style-name="Standard"><text:tab/>Several variations to standard rules exist. Some games are played on grids that are 9x9 or 13x13. Some games allow the Black player to place extra stones in the first move, as a handicap. Some games allow each player to place multiple stones per move. Even within standard games, several variations of the rules of Go exist. To simplify development, the rules and scoring of this application are defined as follows:</text:p>
      <text:p text:style-name="Standard"/>
      <text:p text:style-name="Standard">Rules of Go:</text:p>
      <text:list xml:id="list1321549149917883929" text:style-name="L2">
        <text:list-item>
          <text:p text:style-name="P1">The “Black” player places the first stone.</text:p>
        </text:list-item>
        <text:list-item>
          <text:p text:style-name="P1">Each player will take a turn placing a stone, or will <text:span text:style-name="T1">pass</text:span><text:span text:style-name="T3"> their turn.</text:span></text:p>
        </text:list-item>
        <text:list-item>
          <text:p text:style-name="P1"><text:span text:style-name="T3">Stones may not be moved once placed.</text:span></text:p>
        </text:list-item>
        <text:list-item>
          <text:p text:style-name="P1"><text:span text:style-name="T3">Each stone must have a </text:span><text:span text:style-name="T1">liberty</text:span><text:span text:style-name="T3">- that is, it must have at least 1 adjacent spot on the grid, horizontally or vertically, that is not occupied by an enemy piece </text:span><text:span text:style-name="T1">or</text:span><text:span text:style-name="T3"> must be connected to a friendly piece which has such liberty.</text:span></text:p>
        </text:list-item>
        <text:list-item>
          <text:p text:style-name="P1"><text:span text:style-name="T3">Multiple friendly pieces connected horizontally or vertically may form a </text:span><text:span text:style-name="T1">chain</text:span><text:span text:style-name="T3">, and all the liberties of each connected piece is shared among the chain.</text:span></text:p>
        </text:list-item>
        <text:list-item>
          <text:p text:style-name="P1"><text:span text:style-name="T3">Any piece or pieces which do not have any liberties are removed from the board by the enemy.</text:span></text:p>
        </text:list-item>
        <text:list-item>
          <text:p text:style-name="P1"><text:span text:style-name="T3">Players are not allowed to make a move that returns the game to the previous position.</text:span></text:p>
        </text:list-item>
        <text:list-item>
          <text:p text:style-name="P1"><text:span text:style-name="T3">Players may not place a stone such that it or it's immediate group has no liberties, </text:span><text:span text:style-name="T1">unless</text:span><text:span text:style-name="T3"> doing so immediately deprives an enemy piece or group of it's final liberty, taking the enemy group off the board.</text:span></text:p>
        </text:list-item>
      </text:list>
      <text:p text:style-name="Standard"><text:span text:style-name="T3"/></text:p>
      <text:p text:style-name="Standard"><text:span text:style-name="T3">Scoring of Go:</text:span></text:p>
      <text:list xml:id="list8346228012896827715" text:style-name="L5">
        <text:list-item>
          <text:p text:style-name="P2"><text:span text:style-name="T3">Each captured stone, or </text:span><text:span text:style-name="T1">prisoner</text:span><text:span text:style-name="T3">, will add 1 score to the player who captured it.</text:span></text:p>
        </text:list-item>
        <text:list-item>
          <text:p text:style-name="P2"><text:span text:style-name="T3">Each empty intersection, or </text:span><text:span text:style-name="T1">point</text:span><text:span text:style-name="T3">, that is enclosed by either player's stones, will add 1 score to said player.</text:span></text:p>
        </text:list-item>
        <text:list-item>
          <text:p text:style-name="P6">Komi<text:span text:style-name="T3"> of 6.5 score will be added to the white player as compensation for the second move.</text:span></text:p>
        </text:list-item>
      </text:list>
      <text:p text:style-name="P5"><text:span text:style-name="T3"><text:s text:c="4"/>The player with the most score after this addition wins. Due to the addition of .5 score to each game, no game will end in a tie.</text:span></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text:span text:style-name="T3">Application requirements:</text:span></text:p>
      <text:p text:style-name="Standard"><text:span text:style-name="T3"><text:tab/>This application must, at a minimum, provide the following functionality:</text:span></text:p>
      <text:list xml:id="list899354103614791446" text:style-name="L6">
        <text:list-item>
          <text:p text:style-name="P4"><text:span text:style-name="T3">The application must be able to connect two players over a single game board.</text:span></text:p>
        </text:list-item>
        <text:list-item>
          <text:p text:style-name="P4"><text:span text:style-name="T3">The application must display a Go board.</text:span></text:p>
        </text:list-item>
        <text:list-item>
          <text:p text:style-name="P4"><text:span text:style-name="T3">The application must allow each player to place a stone on the board, allow them to pass their turn, or allow them to resign the game.</text:span></text:p>
        </text:list-item>
        <text:list-item>
          <text:p text:style-name="P4"><text:span text:style-name="T3">The application must provide functionality which fulfills the rules defined:</text:span></text:p>
          <text:list>
            <text:list-item>
              <text:p text:style-name="P4"><text:span text:style-name="T3">Must remove stones which no longer have liberties, and add them to the other player's </text:span><text:span text:style-name="T1">prisoners</text:span><text:span text:style-name="T3">.</text:span></text:p>
            </text:list-item>
            <text:list-item>
              <text:p text:style-name="P4"><text:span text:style-name="T3">Must not allow players to make moves which removes a stone, or a chain, of it's final liberties, </text:span><text:span text:style-name="T2">unless</text:span><text:span text:style-name="T4"> said move creates a chain with one or more liberties, or said move removes all liberties from an enemy piece/chain which would create one or more liberties.</text:span></text:p>
            </text:list-item>
            <text:list-item>
              <text:p text:style-name="P4"><text:span text:style-name="T4">Must not allow players to make moves which return the game board to a previous condition.</text:span></text:p>
            </text:list-item>
            <text:list-item>
              <text:p text:style-name="P4"><text:span text:style-name="T4">Must end the game upon a player's resignation, when both players </text:span><text:span text:style-name="T2">pass</text:span><text:span text:style-name="T4"> consecutively, or when no legal moves remain on the board.</text:span></text:p>
            </text:list-item>
          </text:list>
        </text:list-item>
        <text:list-item>
          <text:p text:style-name="P4"><text:span text:style-name="T3">The application must tally score for each player once the game has ended, and determine a winner.</text:span></text:p>
        </text:list-item>
      </text:list>
      <text:p text:style-name="Standard"><text:span text:style-name="T3"/></text:p>
      <text:p text:style-name="Standard"><text:span text:style-name="T3">Development strategy:</text:span></text:p>
      <text:p text:style-name="Standard"><text:span text:style-name="T3"><text:tab/>The application will be developed solely in C++, using SDL 2.01. Project code and metadata will be hosted and shared using a GitHub repository at URL </text:span><text:a xlink:type="simple" xlink:href="https://github.com/Fitz11/turnt-wookie" text:style-name="Internet_20_link" text:visited-style-name="Visited_20_Internet_20_Link"><text:span text:style-name="T5">https://github.com/Fitz11/turnt-wookie</text:span></text:a><text:span text:style-name="T4">. </text:span></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Fitzsimmons</meta:initial-creator>
    <meta:creation-date>2014-05-06T07:54:51.71</meta:creation-date>
    <meta:document-statistic meta:table-count="0" meta:image-count="0" meta:object-count="0" meta:page-count="2" meta:paragraph-count="32" meta:word-count="682" meta:character-count="3834"/>
    <dc:date>2014-05-06T08:44:11.36</dc:date>
    <dc:creator>David Fitzsimmons</dc:creator>
    <meta:editing-duration>PT14M58S</meta:editing-duration>
    <meta:editing-cycles>1</meta:editing-cycles>
    <meta:generator>OpenOffice/4.1.0$Win32 OpenOffice.org_project/410m18$Build-9764</meta:generator>
  </office:meta>
</office:document-meta>
</file>